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 svg:font-family="Aria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VNI-Times" svg:font-family="VNI-Time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325in" fo:margin-left="-0.075in" table:align="left" style:writing-mode="lr-tb"/>
    </style:style>
    <style:style style:name="Table1.A" style:family="table-column">
      <style:table-column-properties style:column-width="2.95in"/>
    </style:style>
    <style:style style:name="Table1.B" style:family="table-column">
      <style:table-column-properties style:column-width="1.625in"/>
    </style:style>
    <style:style style:name="Table1.C" style:family="table-column">
      <style:table-column-properties style:column-width="2.75in"/>
    </style:style>
    <style:style style:name="Table1.1" style:family="table-row">
      <style:table-row-properties style:min-row-height="0.9972in"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line-height="110%" fo:text-align="end" style:justify-single-word="false"/>
    </style:style>
    <style:style style:name="P2" style:family="paragraph" style:parent-style-name="Standard">
      <style:paragraph-properties fo:line-height="110%" fo:text-align="center" style:justify-single-word="false"/>
    </style:style>
    <style:style style:name="P3" style:family="paragraph" style:parent-style-name="Standard">
      <style:paragraph-properties fo:line-height="110%" fo:text-align="end" style:justify-single-word="false"/>
      <style:text-properties style:font-name="Arial1" fo:font-size="11pt" style:font-size-asian="11pt" style:font-name-complex="Arial1" style:font-size-complex="11pt"/>
    </style:style>
    <style:style style:name="P4" style:family="paragraph" style:parent-style-name="Standard">
      <style:paragraph-properties fo:line-height="110%" fo:text-align="center" style:justify-single-word="false"/>
      <style:text-properties style:font-name="Arial1" fo:font-size="11pt" fo:font-weight="bold" style:font-size-asian="11pt" style:font-weight-asian="bold" style:font-name-complex="Arial1" style:font-size-complex="11pt"/>
    </style:style>
    <style:style style:name="P5" style:family="paragraph" style:parent-style-name="Standard">
      <style:paragraph-properties fo:line-height="110%" fo:text-align="justify" style:justify-single-word="false">
        <style:tab-stops>
          <style:tab-stop style:position="5.6252in" style:type="center"/>
        </style:tab-stops>
      </style:paragraph-properties>
      <style:text-properties style:font-name="Arial1" fo:font-size="11pt" fo:font-weight="bold" style:font-size-asian="11pt" style:font-weight-asian="bold" style:font-name-complex="Arial1" style:font-size-complex="11pt"/>
    </style:style>
    <style:style style:name="P6" style:family="paragraph" style:parent-style-name="Standard">
      <style:paragraph-properties fo:line-height="110%" fo:text-align="center" style:justify-single-word="false"/>
      <style:text-properties style:font-name="Arial1" fo:font-size="11pt" fo:font-style="italic" style:font-size-asian="11pt" style:font-style-asian="italic" style:font-name-complex="Arial1" style:font-size-complex="11pt"/>
    </style:style>
    <style:style style:name="P7" style:family="paragraph" style:parent-style-name="Standard">
      <style:paragraph-properties fo:margin-top="0.0835in" fo:margin-bottom="0.0835in" loext:contextual-spacing="false" fo:line-height="150%" fo:text-align="justify" style:justify-single-word="false"/>
      <style:text-properties style:font-name="Arial1" fo:font-size="11pt" style:font-size-asian="11pt" style:font-name-complex="Arial1" style:font-size-complex="11pt"/>
    </style:style>
    <style:style style:name="P8" style:family="paragraph" style:parent-style-name="Standard">
      <style:paragraph-properties fo:margin-top="0.0835in" fo:margin-bottom="0.0835in" loext:contextual-spacing="false" fo:line-height="150%" fo:text-align="justify" style:justify-single-word="false"/>
      <style:text-properties style:font-name="Arial1" fo:font-size="11pt" fo:font-weight="bold" style:font-size-asian="11pt" style:font-weight-asian="bold" style:font-name-complex="Arial1" style:font-size-complex="11pt"/>
    </style:style>
    <style:style style:name="P9" style:family="paragraph" style:parent-style-name="Standard">
      <style:paragraph-properties fo:margin-top="0.0835in" fo:margin-bottom="0.0835in" loext:contextual-spacing="false" fo:line-height="150%" fo:text-align="center" style:justify-single-word="false"/>
      <style:text-properties style:font-name="Arial1" fo:font-size="11pt" fo:font-weight="bold" style:font-size-asian="11pt" style:font-weight-asian="bold" style:font-name-complex="Arial1" style:font-size-complex="11pt"/>
    </style:style>
    <style:style style:name="P10" style:family="paragraph" style:parent-style-name="Standard">
      <style:paragraph-properties fo:margin-top="0.0835in" fo:margin-bottom="0.0835in" loext:contextual-spacing="false" fo:line-height="150%" fo:text-align="center" style:justify-single-word="false" style:snap-to-layout-grid="false"/>
      <style:text-properties style:font-name="Arial1" fo:font-size="11pt" fo:font-weight="bold" style:font-size-asian="11pt" style:font-weight-asian="bold" style:font-name-complex="Arial1" style:font-size-complex="11pt"/>
    </style:style>
    <style:style style:name="P11" style:family="paragraph" style:parent-style-name="Standard">
      <style:paragraph-properties fo:margin-top="0.0835in" fo:margin-bottom="0.0835in" loext:contextual-spacing="false" fo:line-height="150%" fo:text-align="center" style:justify-single-word="false">
        <style:tab-stops>
          <style:tab-stop style:position="1.2555in"/>
        </style:tab-stops>
      </style:paragraph-properties>
      <style:text-properties style:font-name="Arial1" fo:font-size="11pt" fo:font-weight="bold" style:font-size-asian="11pt" style:font-weight-asian="bold" style:font-name-complex="Arial1" style:font-size-complex="11pt"/>
    </style:style>
    <style:style style:name="P12" style:family="paragraph" style:parent-style-name="Standard">
      <style:paragraph-properties fo:margin-top="0.0835in" fo:margin-bottom="0.0835in" loext:contextual-spacing="false" fo:line-height="150%" fo:text-align="end" style:justify-single-word="false"/>
      <style:text-properties style:font-name="Arial1" fo:font-size="11pt" fo:font-style="italic" style:font-size-asian="11pt" style:font-style-asian="italic" style:font-name-complex="Arial1" style:font-size-complex="11pt"/>
    </style:style>
    <style:style style:name="P13" style:family="paragraph" style:parent-style-name="Standard">
      <style:paragraph-properties fo:margin-top="0.0835in" fo:margin-bottom="0.0835in" loext:contextual-spacing="false" fo:line-height="150%" fo:text-align="justify" style:justify-single-word="false" fo:break-before="page"/>
      <style:text-properties style:font-name="Arial1" fo:font-size="11pt" fo:font-weight="bold" style:font-size-asian="11pt" style:font-weight-asian="bold" style:font-name-complex="Arial1" style:font-size-complex="11pt"/>
    </style:style>
    <style:style style:name="P14" style:family="paragraph" style:parent-style-name="Standard">
      <style:paragraph-properties fo:margin-top="0.0799in" fo:margin-bottom="0.0799in" loext:contextual-spacing="false" fo:line-height="150%"/>
    </style:style>
    <style:style style:name="P15" style:family="paragraph" style:parent-style-name="Standard">
      <style:paragraph-properties fo:margin-top="0.0799in" fo:margin-bottom="0.0799in" loext:contextual-spacing="false" fo:line-height="150%" fo:text-align="justify" style:justify-single-word="false"/>
    </style:style>
    <style:style style:name="P16" style:family="paragraph" style:parent-style-name="Standard">
      <style:paragraph-properties fo:margin-top="0.0799in" fo:margin-bottom="0.0799in" loext:contextual-spacing="false" fo:line-height="150%" fo:text-align="justify" style:justify-single-word="false">
        <style:tab-stops>
          <style:tab-stop style:position="4.5in"/>
        </style:tab-stops>
      </style:paragraph-properties>
    </style:style>
    <style:style style:name="P17" style:family="paragraph" style:parent-style-name="Standard">
      <style:paragraph-properties fo:margin-top="0.0799in" fo:margin-bottom="0.0799in" loext:contextual-spacing="false" fo:line-height="150%" fo:text-align="justify" style:justify-single-word="false">
        <style:tab-stops>
          <style:tab-stop style:position="3in"/>
          <style:tab-stop style:position="5in"/>
        </style:tab-stops>
      </style:paragraph-properties>
    </style:style>
    <style:style style:name="P18" style:family="paragraph" style:parent-style-name="Standard">
      <style:paragraph-properties fo:margin-top="0.0799in" fo:margin-bottom="0.0799in" loext:contextual-spacing="false" fo:line-height="150%" fo:text-align="justify" style:justify-single-word="false">
        <style:tab-stops>
          <style:tab-stop style:position="3.6339in" style:type="center"/>
        </style:tab-stops>
      </style:paragraph-properties>
    </style:style>
    <style:style style:name="P19" style:family="paragraph" style:parent-style-name="Standard">
      <style:paragraph-properties fo:margin-top="0.0799in" fo:margin-bottom="0.0799in" loext:contextual-spacing="false" fo:line-height="150%" fo:text-align="justify" style:justify-single-word="false">
        <style:tab-stops>
          <style:tab-stop style:position="4.5583in"/>
        </style:tab-stops>
      </style:paragraph-properties>
    </style:style>
    <style:style style:name="P20" style:family="paragraph" style:parent-style-name="Standard">
      <style:paragraph-properties fo:margin-top="0.0799in" fo:margin-bottom="0.0799in" loext:contextual-spacing="false" fo:line-height="150%"/>
      <style:text-properties style:font-name="Arial1" fo:font-size="11pt" style:font-size-asian="11pt" style:font-name-complex="Arial1" style:font-size-complex="11pt"/>
    </style:style>
    <style:style style:name="P21" style:family="paragraph" style:parent-style-name="Standard">
      <style:paragraph-properties fo:margin-top="0.0799in" fo:margin-bottom="0.0799in" loext:contextual-spacing="false" fo:line-height="150%" fo:text-align="justify" style:justify-single-word="false"/>
      <style:text-properties style:font-name="Arial1" fo:font-size="11pt" style:font-size-asian="11pt" style:font-name-complex="Arial1" style:font-size-complex="11pt"/>
    </style:style>
    <style:style style:name="P22" style:family="paragraph" style:parent-style-name="Standard">
      <style:paragraph-properties fo:margin-top="0.0799in" fo:margin-bottom="0.0799in" loext:contextual-spacing="false" fo:line-height="150%" fo:text-align="justify" style:justify-single-word="false">
        <style:tab-stops>
          <style:tab-stop style:position="3in"/>
          <style:tab-stop style:position="5in"/>
        </style:tab-stops>
      </style:paragraph-properties>
      <style:text-properties style:font-name="Arial1" fo:font-size="11pt" style:font-size-asian="11pt" style:font-name-complex="Arial1" style:font-size-complex="11pt"/>
    </style:style>
    <style:style style:name="P23" style:family="paragraph" style:parent-style-name="Standard">
      <style:paragraph-properties fo:margin-top="0.0799in" fo:margin-bottom="0.0799in" loext:contextual-spacing="false" fo:line-height="150%" fo:text-align="justify" style:justify-single-word="false"/>
      <style:text-properties style:font-name="Arial1" fo:font-size="11pt" fo:language="en" fo:country="US" style:font-size-asian="11pt" style:font-name-complex="Arial1" style:font-size-complex="11pt"/>
    </style:style>
    <style:style style:name="P24" style:family="paragraph" style:parent-style-name="Standard">
      <style:paragraph-properties fo:margin-top="0.0799in" fo:margin-bottom="0.0799in" loext:contextual-spacing="false" fo:line-height="150%" fo:text-align="justify" style:justify-single-word="false"/>
      <style:text-properties style:font-name="Arial1" fo:font-size="11pt" fo:language="en" fo:country="US" style:font-size-asian="11pt" style:language-asian="en" style:country-asian="US" style:font-name-complex="Arial1" style:font-size-complex="11pt"/>
    </style:style>
    <style:style style:name="P25" style:family="paragraph" style:parent-style-name="Standard">
      <style:paragraph-properties fo:margin-top="0.0799in" fo:margin-bottom="0.0799in" loext:contextual-spacing="false" fo:line-height="150%" fo:text-align="justify" style:justify-single-word="false"/>
      <style:text-properties style:font-name="Arial1" fo:font-size="11pt" fo:font-weight="bold" style:font-size-asian="11pt" style:font-weight-asian="bold" style:font-name-complex="Arial1" style:font-size-complex="11pt"/>
    </style:style>
    <style:style style:name="P26" style:family="paragraph" style:parent-style-name="Standard">
      <style:paragraph-properties fo:margin-left="0in" fo:margin-right="0in" fo:margin-top="0.0799in" fo:margin-bottom="0.0799in" loext:contextual-spacing="false" fo:line-height="150%" fo:text-align="justify" style:justify-single-word="false" fo:text-indent="0.5in" style:auto-text-indent="false"/>
      <style:text-properties style:font-name="Arial1" fo:font-size="11pt" fo:language="pt" fo:country="PT" style:font-size-asian="11pt" style:font-name-complex="Arial1" style:font-size-complex="11pt"/>
    </style:style>
    <style:style style:name="P27" style:family="paragraph" style:parent-style-name="Standard">
      <style:paragraph-properties fo:margin-left="0in" fo:margin-right="0in" fo:margin-top="0.0799in" fo:margin-bottom="0.0799in" loext:contextual-spacing="false" fo:line-height="150%" fo:text-align="justify" style:justify-single-word="false" fo:text-indent="0.1583in" style:auto-text-indent="false"/>
      <style:text-properties style:font-name="Arial1" fo:font-size="11pt" style:font-size-asian="11pt" style:font-name-complex="Arial1" style:font-size-complex="11pt"/>
    </style:style>
    <style:style style:name="P28" style:family="paragraph" style:parent-style-name="Standard">
      <style:paragraph-properties fo:margin-left="1.5in" fo:margin-right="0in" fo:margin-top="0.0799in" fo:margin-bottom="0.0799in" loext:contextual-spacing="false" fo:line-height="150%" fo:text-align="justify" style:justify-single-word="false" fo:text-indent="0in" style:auto-text-indent="false"/>
    </style:style>
    <style:style style:name="P29" style:family="paragraph" style:parent-style-name="Standard">
      <style:paragraph-properties fo:margin-left="1in" fo:margin-right="0in" fo:margin-top="0.0799in" fo:margin-bottom="0.0799in" loext:contextual-spacing="false" fo:line-height="150%" fo:text-align="justify" style:justify-single-word="false" fo:text-indent="0.5in" style:auto-text-indent="false"/>
    </style:style>
    <style:style style:name="P30" style:family="paragraph" style:parent-style-name="Standard" style:master-page-name="Standard">
      <style:paragraph-properties fo:line-height="110%" fo:text-align="justify" style:justify-single-word="false" style:page-number="auto">
        <style:tab-stops>
          <style:tab-stop style:position="0.1339in"/>
          <style:tab-stop style:position="5.6252in" style:type="center"/>
        </style:tab-stops>
      </style:paragraph-properties>
      <style:text-properties style:font-name="Arial1" fo:font-size="11pt" fo:font-weight="bold" style:font-size-asian="11pt" style:font-weight-asian="bold" style:font-name-complex="Arial1" style:font-size-complex="11pt"/>
    </style:style>
    <style:style style:name="P31" style:family="paragraph" style:parent-style-name="Standard" style:list-style-name="WW8Num4">
      <style:paragraph-properties fo:margin-left="0.5in" fo:margin-right="0in" fo:margin-top="0.0799in" fo:margin-bottom="0.0799in" loext:contextual-spacing="false" fo:line-height="150%" fo:text-align="justify" style:justify-single-word="false" fo:text-indent="-0.1252in" style:auto-text-indent="false"/>
      <style:text-properties style:font-name="Arial1" fo:font-size="11pt" style:font-size-asian="11pt" style:font-name-complex="Arial1" style:font-size-complex="11pt"/>
    </style:style>
    <style:style style:name="T1" style:family="text">
      <style:text-properties style:font-name="Arial1" fo:font-size="11pt" fo:font-weight="bold" style:font-size-asian="11pt" style:font-weight-asian="bold" style:font-name-complex="Arial1" style:font-size-complex="11pt"/>
    </style:style>
    <style:style style:name="T2" style:family="text">
      <style:text-properties style:font-name="Arial1" fo:font-size="11pt" fo:font-weight="bold" style:font-size-asian="11pt" style:font-weight-asian="bold" style:font-name-complex="Arial1" style:font-size-complex="11pt" style:font-weight-complex="bold"/>
    </style:style>
    <style:style style:name="T3" style:family="text">
      <style:text-properties style:font-name="Arial1" fo:font-size="11pt" fo:font-style="italic" style:font-size-asian="11pt" style:font-style-asian="italic" style:font-name-complex="Arial1" style:font-size-complex="11pt"/>
    </style:style>
    <style:style style:name="T4" style:family="text">
      <style:text-properties style:font-name="Arial1" fo:font-size="11pt" fo:font-style="italic" style:font-name-asian="Arial1" style:font-size-asian="11pt" style:font-style-asian="italic" style:font-name-complex="Arial1" style:font-size-complex="11pt"/>
    </style:style>
    <style:style style:name="T5" style:family="text">
      <style:text-properties style:font-name="Arial1" fo:font-size="11pt" fo:font-style="italic" fo:font-weight="bold" style:font-size-asian="11pt" style:font-style-asian="italic" style:font-weight-asian="bold" style:font-name-complex="Arial1" style:font-size-complex="11pt"/>
    </style:style>
    <style:style style:name="T6" style:family="text">
      <style:text-properties style:font-name="Arial1" fo:font-size="11pt" fo:font-style="italic" fo:font-weight="bold" style:font-size-asian="11pt" style:font-style-asian="italic" style:font-weight-asian="bold" style:font-name-complex="Arial1" style:font-size-complex="11pt" style:font-style-complex="italic" style:font-weight-complex="bold"/>
    </style:style>
    <style:style style:name="T7" style:family="text">
      <style:text-properties style:font-name="Arial1" fo:font-size="11pt" style:font-size-asian="11pt" style:font-name-complex="Arial1" style:font-size-complex="11pt"/>
    </style:style>
    <style:style style:name="T8" style:family="text">
      <style:text-properties style:font-name="Arial1" fo:font-size="11pt" fo:language="en" fo:country="US" fo:font-style="italic" style:font-size-asian="11pt" style:language-asian="en" style:country-asian="US" style:font-style-asian="italic" style:font-name-complex="Arial1" style:font-size-complex="11pt"/>
    </style:style>
    <style:style style:name="T9" style:family="text">
      <style:text-properties style:font-name="Arial1" fo:font-size="11pt" style:text-underline-style="solid" style:text-underline-width="auto" style:text-underline-color="font-color" fo:font-weight="bold" style:font-size-asian="11pt" style:font-weight-asian="bold" style:font-name-complex="Arial1" style:font-size-complex="11pt"/>
    </style:style>
    <style:style style:name="T10" style:family="text">
      <style:text-properties style:font-name="Arial1" fo:font-size="11pt" fo:language="en" fo:country="none" style:font-size-asian="11pt" style:font-name-complex="Arial1" style:font-size-complex="11pt"/>
    </style:style>
    <style:style style:name="T11" style:family="text">
      <style:text-properties style:font-name="Arial1" fo:font-size="11pt" fo:language="en" fo:country="none" fo:font-style="italic" style:font-size-asian="11pt" style:font-style-asian="italic" style:font-name-complex="Arial1" style:font-size-complex="11pt"/>
    </style:style>
    <style:style style:name="T12" style:family="text">
      <style:text-properties style:font-name="Arial1" fo:font-size="11pt" style:font-name-asian="Arial1" style:font-size-asian="11pt" style:font-name-complex="Arial1" style:font-size-complex="11pt"/>
    </style:style>
    <style:style style:name="T13" style:family="text">
      <style:text-properties style:font-name="Arial1" fo:font-size="11pt" fo:font-style="normal" fo:font-weight="bold" style:font-size-asian="11pt" style:font-style-asian="normal" style:font-weight-asian="bold" style:font-name-complex="Arial1" style:font-size-complex="11pt" style:font-style-complex="normal"/>
    </style:style>
    <style:style style:name="T14" style:family="text">
      <style:text-properties style:font-name="Arial1" fo:font-size="11pt" fo:font-style="normal" fo:font-weight="bold" style:font-size-asian="11pt" style:font-style-asian="normal" style:font-weight-asian="bold" style:font-name-complex="Arial1" style:font-size-complex="11pt" style:font-style-complex="normal" style:font-weight-complex="bold"/>
    </style:style>
    <style:style style:name="T15" style:family="text">
      <style:text-properties fo:font-weight="bold" style:font-weight-asian="bold" style:font-weight-complex="bold"/>
    </style:style>
    <style:style style:name="T16" style:family="text">
      <style:text-properties style:use-window-font-color="true" style:font-name="Arial" fo:font-size="11pt" fo:font-weight="bold" fo:background-color="transparent" loext:char-shading-value="0" style:font-name-asian="Arial" style:font-size-asian="11pt" style:font-weight-asian="bold" style:font-name-complex="Arial" style:font-size-complex="11pt" style:font-weight-complex="bold"/>
    </style:style>
    <style:style style:name="T17" style:family="text">
      <style:text-properties style:use-window-font-color="true" style:font-name="Arial" fo:font-weight="normal" fo:background-color="transparent" loext:char-shading-value="0" style:font-name-asian="Arial" style:font-name-complex="Arial"/>
    </style:style>
    <style:style style:name="T18" style:family="text">
      <style:text-properties fo:color="#000000" style:font-name="Arial1" fo:font-size="11pt" style:font-size-asian="11pt" style:font-name-complex="Arial1"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placeholder text:placeholder-type="text">&lt;for each="o in objects"&gt;</text:placeholder></text:p>
      <text:p text:style-name="P5">Công ty TNHH THIẾT KẾ QUẬN TÁM<text:tab/>Cộng hòa xã hội chủ nghĩa Việt Nam</text:p>
      <text:p text:style-name="P5">Số: <text:placeholder text:placeholder-type="text">&lt;o.name&gt;</text:placeholder><text:tab/>Độc lập – Tự do – Hạnh phúc</text:p>
      <text:p text:style-name="P3"/>
      <text:p text:style-name="P1"><text:span text:style-name="T3">TP Hồ Chí Minh ngày </text:span><text:span text:style-name="T3"><text:placeholder text:placeholder-type="text">&lt;get_day(today()).day&gt;</text:placeholder></text:span><text:span text:style-name="T3"> tháng </text:span><text:span text:style-name="T3"><text:placeholder text:placeholder-type="text">&lt;get_day(today()).month&gt;</text:placeholder></text:span><text:span text:style-name="T3"> năm </text:span><text:span text:style-name="T3"><text:placeholder text:placeholder-type="text">&lt;get_day(today()).year&gt;</text:placeholder></text:span><text:span text:style-name="T3"> <text:s text:c="5"/></text:span></text:p>
      <text:p text:style-name="P4">HỢP ĐỒNG LAO ĐỘNG</text:p>
      <text:p text:style-name="P2"><text:span text:style-name="T4"><text:s/></text:span><text:span text:style-name="T3">( Ban hành theo thông tư số 21/2003/TT-BLĐTBXH ngày 22/9/2003</text:span></text:p>
      <text:p text:style-name="P6">của Bộ Lao động - Thương binh và Xã hội)</text:p>
      <text:p text:style-name="P15"><text:span text:style-name="T7">Chúng tôi</text:span><text:span text:style-name="T3"> </text:span></text:p>
      <text:p text:style-name="P19"><text:span text:style-name="T7">Một bên là Ô</text:span><text:span text:style-name="T18">ng</text:span><text:span text:style-name="T7">: </text:span><text:span text:style-name="T2">CHEW DARREN SCOTT</text:span><text:span text:style-name="T1"><text:tab/></text:span></text:p>
      <text:p text:style-name="P15"><text:span text:style-name="T7">Quốc tịch</text:span><text:span text:style-name="T3">:</text:span><text:span text:style-name="T7"> Úc <text:s text:c="29"/>Chức vụ: Tổng Giám Đốc</text:span></text:p>
      <text:p text:style-name="P15"><text:span text:style-name="T7">Đại diện cho: </text:span><text:span text:style-name="T1">Công ty TNHH THIẾT KẾ QUẬN TÁM<text:tab/><text:tab/></text:span><text:span text:style-name="T7">Điện thoại: 08. 38170310</text:span></text:p>
      <text:p text:style-name="P21">Địa chỉ: <text:span text:style-name="T17">E4/52, Quốc lộ 1A, Phường Bình Trị Đông B, Quận Bình Tân, TP.HCM</text:span></text:p>
      <text:p text:style-name="P16"><text:span text:style-name="T7">Và một bên là Ông/Bà: </text:span><text:span text:style-name="T1"><text:placeholder text:placeholder-type="text">&lt;upper(o.employee_id.name)&gt;</text:placeholder></text:span><text:span text:style-name="T7"><text:tab/>Quốc tịch: </text:span><text:span text:style-name="T1">Việt Nam</text:span></text:p>
      <text:p text:style-name="P16"><text:span text:style-name="T7">Sinh ngày</text:span><text:span text:style-name="T3">: </text:span><text:span text:style-name="T14"><text:placeholder text:placeholder-type="text">&lt;o.employee_id.birthday  or ''&gt;</text:placeholder></text:span><text:span text:style-name="T3"><text:tab/></text:span><text:span text:style-name="T7">Tại</text:span><text:span text:style-name="T3">:</text:span><text:span text:style-name="T7"> </text:span><text:span text:style-name="T1"><text:placeholder text:placeholder-type="text">&lt;o.employee_id.place_of_birth&gt;</text:placeholder></text:span></text:p>
      <text:p text:style-name="P15"><text:span text:style-name="T7">Nghề nghiệp</text:span><text:span text:style-name="T3">: </text:span><text:span text:style-name="T13"><text:placeholder text:placeholder-type="text">&lt;o.employee_id.job_id and o.employee_id.job_id.name_vn or ''&gt;</text:placeholder></text:span></text:p>
      <text:p text:style-name="P15"><text:span text:style-name="T7">Địa chỉ thường trú</text:span><text:span text:style-name="T3">:</text:span><text:span text:style-name="T5"> </text:span><text:span text:style-name="T13"><text:placeholder text:placeholder-type="text">&lt;o.employee_id.home_address or ''&gt;</text:placeholder></text:span></text:p>
      <text:p text:style-name="P17"><text:span text:style-name="T7">Số CMND: </text:span><text:span text:style-name="T14"><text:placeholder text:placeholder-type="text">&lt;o.employee_id.identification_id&gt;</text:placeholder></text:span><text:span text:style-name="T1"><text:tab/></text:span><text:span text:style-name="T7">Cấp ngày</text:span><text:span text:style-name="T3">:</text:span><text:span text:style-name="T5"> </text:span><text:span text:style-name="T14"><text:placeholder text:placeholder-type="text">&lt;o.employee_id.id_issue_date and formatLang(o.employee_id.id_issue_date, date=True) or ''&gt;</text:placeholder></text:span><text:span text:style-name="T3"><text:tab/></text:span><text:span text:style-name="T7">Tại</text:span><text:span text:style-name="T3">: </text:span><text:span text:style-name="T14"><text:placeholder text:placeholder-type="text">&lt;o.employee_id.id_issue_place or ''&gt;</text:placeholder></text:span></text:p>
      <text:p text:style-name="P22">Số sổ lao động: <text:span text:style-name="T15"><text:placeholder text:placeholder-type="text">&lt;o.employee_id.work_permit_no&gt;</text:placeholder></text:span><text:tab/>Cấp ngày: <text:span text:style-name="T15"><text:placeholder text:placeholder-type="text">&lt;o.employee_id.work_permit_issue_date and formatLang(o.employee_id.work_permit_issue_date, date=True) or ''&gt;</text:placeholder></text:span><text:tab/>Tại: <text:span text:style-name="T15"><text:placeholder text:placeholder-type="text">&lt;o.employee_id.work_permit_issue_place or ''&gt;</text:placeholder></text:span></text:p>
      <text:p text:style-name="P21">Thỏa thuận ký kết hợp đồng lao động và cam kết làm đúng những điều khoản sau đây:</text:p>
      <text:p text:style-name="P15"><text:span text:style-name="T9">Điều 1</text:span><text:span text:style-name="T1">: Thời hạn và công việc hợp đồng</text:span><text:span text:style-name="T5">:</text:span></text:p>
      <text:p text:style-name="P15"><text:span text:style-name="T7">- Loại hợp đồng lao động</text:span><text:span text:style-name="T3">: </text:span><text:span text:style-name="T1">Xác định thời hạn 1 năm</text:span></text:p>
      <text:p text:style-name="P18"><text:span text:style-name="T7">- Từ </text:span><text:span text:style-name="T1"><text:placeholder text:placeholder-type="text">&lt;o.date_start and formatLang(o.date_start, date=True) or ''&gt;</text:placeholder></text:span><text:span text:style-name="T7"> đến </text:span><text:span text:style-name="T6"><text:placeholder text:placeholder-type="text">&lt;o.date_end and formatLang(o.date_end, date=True) or ''&gt;</text:placeholder></text:span></text:p>
      <text:p text:style-name="P15"><text:span text:style-name="T7">- Địa điểm làm việc: </text:span><text:span text:style-name="T16">E4/52, Quốc lộ 1A, Phường Bình Trị Đông B, Quận Bình Tân, TP.HCM</text:span></text:p>
      <text:p text:style-name="P21">- Chức danh chuyên môn: <text:span text:style-name="T15"><text:placeholder text:placeholder-type="text">&lt;o.job_id and o.job_id.name_vn or ''&gt;</text:placeholder></text:span></text:p>
      <text:p text:style-name="P15"><text:span text:style-name="T9">Điều 2</text:span><text:span text:style-name="T1">: Chế độ làm việc:</text:span></text:p>
      <text:p text:style-name="P15"><text:span text:style-name="T7">- Thời gian làm việc</text:span><text:span text:style-name="T3">:</text:span><text:span text:style-name="T7"> 6 ngày/tuần</text:span></text:p>
      <text:p text:style-name="P26">Sáng: 08h30 đến 12h00 ; Chiều: 13h00 đến 17h30</text:p>
      <text:p text:style-name="P23">- Được cấp phát những dụng cụ làm việc gồm: Đầy đủ dụng cụ phục vụ cho công việc</text:p>
      <text:p text:style-name="P15"><text:span text:style-name="T9">Điều 3</text:span><text:span text:style-name="T1">: Nghĩa vụ và quyền lợi của người lao động</text:span><text:span text:style-name="T5">:</text:span></text:p>
      <text:p text:style-name="P15"><text:span text:style-name="T1">1. Quyền lợi</text:span><text:span text:style-name="T5">:</text:span></text:p>
      <text:p text:style-name="P21"><text:soft-page-break/>- Phương tiện đi lại làm việc: Tự túc</text:p>
      <text:p text:style-name="P15"><text:span text:style-name="T7">- Tổng thu nhập:</text:span><text:span text:style-name="T1"> </text:span><text:span text:style-name="T2"><text:placeholder text:placeholder-type="text">&lt;formatLang(o.wage, digits=0) or '0'&gt;</text:placeholder></text:span><text:span text:style-name="T1"> </text:span><text:span text:style-name="T7"><text:s/>đồng/tháng. </text:span></text:p>
      <text:p text:style-name="P24">- Tiền lương này trả theo trách nhiệm công việc, bao gồm cả thời gian làm thêm giờ để hoàn thành công việc được giao hoặc khi công ty có yêu cầu làm thêm giờ (không được trả lương làm thêm giờ nhưng khi công ty có yêu cầu vẫn phải tăng ca).</text:p>
      <text:p text:style-name="P15"><text:span text:style-name="T8">- </text:span><text:span text:style-name="T7">Phụ cấp khác: Ăn trưa</text:span></text:p>
      <text:p text:style-name="P15"><text:span text:style-name="T7">- Chế độ nâng lương</text:span><text:span text:style-name="T3">:</text:span><text:span text:style-name="T1"> </text:span><text:span text:style-name="T7">1 năm xem xét 1 lần vào ngày 31/12 hàng năm. Mức độ tăng lương tùy thuộc vào hiệu suất và kết quả công việc</text:span><text:span text:style-name="hps"><text:span text:style-name="T10">.</text:span></text:span></text:p>
      <text:p text:style-name="P21">- Hình thức trả lương: Lương thời gian, trả 1 lần/tháng.</text:p>
      <text:p text:style-name="P21">- Được trả lương vào các ngày: Ngày cuối cùng của tháng.</text:p>
      <text:p text:style-name="P21">- Tiền thưởng Tết: Tiền thưởng Tết Nguyên Đán tương ứng với một tháng lương.(Thời gian làm việc tính đến hết tháng 12 âm lịch). Tiền thưởng này tính theo số tháng làm việc với những trường hợp không làm đủ năm. Tiền thưởng này dựa trên tình hình sản xuất kinh doanh của công ty và hiệu suất làm việc của nhân viên được đánh giá vào cuối năm.</text:p>
      <text:p text:style-name="P21">- Chế độ nghỉ ngơi: </text:p>
      <text:p text:style-name="P21">+ Được nghỉ 12 ngày phép/năm hưởng nguyên lương. Người lao động có dưới 12 tháng làm việc thì số ngày phép năm được tính theo tỷ lệ tương ứng với số tháng làm việc.</text:p>
      <text:p text:style-name="P21">+ Đảm bảo nghỉ hàng tuần 01 ngày hoặc đủ 04 ngày nghỉ trong 01 tháng. Được nghỉ các ngày lễ tết theo quy định của Nhà nước.</text:p>
      <text:p text:style-name="P15"><text:span text:style-name="T7">- Bảo hiểm xã hội, bảo hiểm y tế và bảo hiểm thất nghiệp</text:span><text:span text:style-name="T3">: (đóng BH dựa trên mức lương chính hoặc tiền công của người lao động)</text:span></text:p>
      <text:p text:style-name="P27">Người lao động đóng: BHXH: 8% lương<text:tab/><text:tab/>Người sử dụng lao động đóng: BHXH: 17.5% lương</text:p>
      <text:p text:style-name="P28"><text:span text:style-name="T12"><text:s text:c="4"/></text:span><text:span text:style-name="T7">BHYT: 1.5% lương <text:tab/><text:tab/><text:tab/><text:tab/><text:tab/> <text:s text:c="14"/>BHYT: 3% lương</text:span></text:p>
      <text:p text:style-name="P29"><text:span text:style-name="T12"><text:s text:c="4"/></text:span><text:span text:style-name="T7">BHTN: 1% lương <text:tab/><text:tab/><text:tab/><text:tab/><text:tab/><text:tab/> <text:s text:c="2"/>BHTN: 1% lương </text:span></text:p>
      <text:p text:style-name="P21">- Chế độ đào tạo, nâng cao trình độ, tay nghề cho người lao động: khi công ty có nhu cầu phát triển công việc, đòi hỏi cao hơn về trình độ chuyên môn của người lao động, công ty sẽ bố trí sắp xếp cho người lao động được tham dự các khóa học, tập huấn nhằm mục đích phục vụ cho công việc của mình. Các khóa học và tập huấn này còn tùy thuộc vào tình hình tài chính và tình hình kinh doanh thực tế của công ty vào thời điểm đó để có sự sắp xếp hợp lý.</text:p>
      <text:p text:style-name="P21">- Những thỏa thuận khác: Ngoài tiền lương chính và tiền thưởng Tết, còn có tiền thưởng được trả theo hiệu quả của các dự án, công việc mà người lao động phụ trách. Tiền thưởng này sẽ được quyết định bởi người quản lý và tiền thưởng mỗi năm không quá 3 năm tiền lương. Tiền thưởng này sẽ được trả hàng tháng với những người làm công việc cố định hoặc trả khi hoàn tất từng phần dự án với những người phụ trách dự án.</text:p>
      <text:p text:style-name="P15"><text:span text:style-name="T1">2. Nghĩa vụ</text:span><text:span text:style-name="T5">:</text:span></text:p>
      <text:p text:style-name="P15"><text:soft-page-break/><text:span text:style-name="T7">- Hoàn thành những công việc đã cam kết trong hợp đồng lao động</text:span><text:span text:style-name="T3">. </text:span><text:span text:style-name="T7">Khi cần thiết, thực hiện công việc theo yêu cầu và tuân theo sự điều động của người sử dụng lao động</text:span><text:span text:style-name="T3">. </text:span></text:p>
      <text:p text:style-name="P15"><text:span text:style-name="T7">- Chấp hành lệnh điều hành sản xuất – kinh doanh, nội quy kỷ luật lao động, an toàn lao động</text:span><text:span text:style-name="T3">.</text:span></text:p>
      <text:p text:style-name="P15"><text:span text:style-name="T7">- Bồi thường vi phạm và vật chất</text:span><text:span text:style-name="T3">: </text:span><text:span text:style-name="T7">Theo đúng những quy định trong Bộ luật lao động và nội quy lao động của công ty. </text:span></text:p>
      <text:p text:style-name="P14"><text:span text:style-name="T3">- </text:span><text:span text:style-name="T7">Nếu người lao động vi phạm kỉ luật và có lỗi lớn trong công việc, ví dụ  như làm sai hàng thì sẽ giảm thưởng theo mức độ sai sót.</text:span><text:span text:style-name="hps"><text:span text:style-name="T11">. <text:s/></text:span></text:span></text:p>
      <text:p text:style-name="P15"><text:span text:style-name="T9">Điều 4</text:span><text:span text:style-name="T1">: Nghĩa vụ và quyền hạn của người sử dụng lao động</text:span><text:span text:style-name="T5">:</text:span></text:p>
      <text:p text:style-name="P25">1. Nghĩa vụ</text:p>
      <text:p text:style-name="P15"><text:span text:style-name="T7">- Bảo đảm việc làm và thực hiện đầy đủ những điều đã cam kết trong hợp đồng lao động</text:span><text:span text:style-name="T3">.</text:span></text:p>
      <text:p text:style-name="P21">- Thanh toán đầy đủ, đúng thời hạn các chế độ và quyền lợi cho người lao động theo hợp đồng lao động</text:p>
      <text:p text:style-name="P25">2. Quyền hạn</text:p>
      <text:p text:style-name="P21">- Điều hành người lao động hoàn thành công việc theo hợp đồng( bố trí, điều chuyển, tạm ngừng việc…)</text:p>
      <text:p text:style-name="P21">- Tạm hoãn, chấm dứt hợp đồng lao động, kỷ luật người lao động theo quy định của pháp luật và nội quy lao động của doanh nghiệp.</text:p>
      <text:p text:style-name="P20">- Người sử dụng lao động có quyền đơn phương chấm dứt hợp đồng lao động với người lao động, nếu người lao động vi phạm các nội dung sau:</text:p>
      <text:list xml:id="list795481849798604698" text:style-name="WW8Num4">
        <text:list-item>
          <text:p text:style-name="P31">Không khai báo mối quan hệ gia đình với nhà cung cấp gây thiệt hại cho công ty với giá trị bằng hoặc cao hơn 10 tháng lương tối thiểu vùng do nhà nước công bố tại thời điểm vi phạm.</text:p>
        </text:list-item>
        <text:list-item>
          <text:p text:style-name="P31">Nhận tiền hoa hồng từ nhà cung cấp, nhà thầu hoặc bên thứ 3 gây thiệt hại cho công ty với giá trị bằng hoặc cao hơn 10 tháng lương tối thiểu vùng do nhà nước công bố tại thời điểm vi phạm.</text:p>
        </text:list-item>
      </text:list>
      <text:p text:style-name="P15"><text:span text:style-name="T9">Điều 5</text:span><text:span text:style-name="T1">: Điều khoản thi hành</text:span></text:p>
      <text:p text:style-name="P21">- Những vấn đề về lao động không ghi trong hợp đồng lao động này thì áp dụng quy định của thỏa ước lao động tập thể, trường hợp chưa có thỏa ước lao động tập thể thì áp dụng quy định của pháp luật lao động.</text:p>
      <text:p text:style-name="P21">- Hợp đồng lao động này sẽ chấm dứt khi người lao động vi phạm nội quy lao động và nội quy nhà xưởng của công ty.</text:p>
      <text:p text:style-name="P21">- Hợp đồng lao động được làm thành 2 bản có giá trị ngang nhau, mỗi bên giữ 1 bản và có hiệu lực từ ngày ký. Khi hai bên ký kết phụ lục hợp đồng lao động thì nội dung của phụ lục hợp đồng lao động cũng có giá trị như các nội dung của bản hợp đồng lao động này. </text:p>
      <text:p text:style-name="P7"/>
      <text:p text:style-name="P12">Hợp đồng này làm tại TP Hồ Chí Minh, ngày <text:placeholder text:placeholder-type="text">&lt;get_day(today()).day&gt;</text:placeholder> tháng <text:placeholder text:placeholder-type="text">&lt;get_day(today()).month&gt;</text:placeholder> năm <text:placeholder text:placeholder-type="text">&lt;get_day(today()).year&gt;</text:placeholder> <text:s text:c="7"/></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9">Người lao động</text:p>
            <text:p text:style-name="P9"/>
            <text:p text:style-name="P9"/>
            <text:p text:style-name="P9"><text:placeholder text:placeholder-type="text">&lt;upper(o.employee_id.name)&gt;</text:placeholder></text:p>
          </table:table-cell>
          <table:table-cell table:style-name="Table1.A1" office:value-type="string">
            <text:p text:style-name="P10"/>
          </table:table-cell>
          <table:table-cell table:style-name="Table1.A1" office:value-type="string">
            <text:p text:style-name="P9">Người sử dụng lao động</text:p>
            <text:p text:style-name="P11">Giám đốc</text:p>
            <text:p text:style-name="P11"/>
            <text:p text:style-name="P11"/>
          </table:table-cell>
        </table:table-row>
      </table:table>
      <text:p text:style-name="P8"/>
      <text:p text:style-name="P13"><text:placeholder text:placeholder-type="text">&lt;/for&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 svg:font-family="Aria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VNI-Times" svg:font-family="VNI-Time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NI-Times" fo:font-family="VNI-Times" style:font-pitch="variable" fo:font-size="12pt" fo:language="en" fo:country="US" style:font-name-asian="Times New Roman" style:font-family-asian="'Times New Roman'" style:font-family-generic-asian="roman" style:font-pitch-asian="variable" style:font-size-asian="12pt" style:font-name-complex="VNI-Times" style:font-family-complex="VNI-Time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short_5f_text" style:display-name="short_text" style:family="text"/>
    <style:style style:name="hps"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25in" fo:margin-bottom="0.3752in" fo:margin-left="0.5in" fo:margin-right="0.5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rang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âng ty TNHH UN – AVAILABLE    Coäng hoøa xaõ hoäi chuû nghóa Vieät Nam</dc:title>
    <meta:creation-date>2016-02-26T15:25:31.298830059</meta:creation-date>
    <dc:date>2017-09-13T11:05:26.018461293</dc:date>
    <meta:print-date>2013-12-03T16:35:00</meta:print-date>
    <meta:editing-cycles>58</meta:editing-cycles>
    <meta:editing-duration>PT41M44S</meta:editing-duration>
    <meta:generator>LibreOffice/5.2.3.2$Linux_X86_64 LibreOffice_project/20m0$Build-2</meta:generator>
    <meta:document-statistic meta:table-count="1" meta:image-count="0" meta:object-count="0" meta:page-count="5" meta:paragraph-count="73" meta:word-count="1336" meta:character-count="6742" meta:non-whitespace-character-count="5381"/>
  </office:meta>
</office:document-meta>
</file>